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P70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draw:line text:anchor-type="char" draw:z-index="0" draw:name="Shape3_8" draw:style-name="gr5" draw:text-style-name="P70" svg:x1="1.8528in" svg:y1="0.1791in" svg:x2="3.8075in" svg:y2="0.1791in"><text:p/></draw:line><draw:line text:anchor-type="char" draw:z-index="1" draw:name="Shape3_9" draw:style-name="gr5" draw:text-style-name="P7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6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7" draw:name="Shape3_24" draw:style-name="gr1" draw:text-style-name="P67" svg:x1="1.8528in" svg:y1="0.1791in" svg:x2="3.8083in" svg:y2="0.1791in"><text:p/></draw:line><text:span text:style-name="T24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38"><draw:line text:anchor-type="paragraph" draw:z-index="18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9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20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21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3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2" draw:name="Shape3_29" draw:style-name="gr1" draw:text-style-name="P67" svg:x1="0.0827in" svg:y1="0.1811in" svg:x2="3.3693in" svg:y2="0.1811in"><text:p/></draw:line><draw:line text:anchor-type="paragraph" draw:z-index="24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5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6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7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8" draw:name="Shape3_35" draw:style-name="gr1" draw:text-style-name="P67" svg:x1="1.9563in" svg:y1="0.2067in" svg:x2="3.3689in" svg:y2="0.202in"><text:p/></draw:line><draw:line text:anchor-type="paragraph" draw:z-index="29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4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3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5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6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4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5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7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8" draw:name="Shape3_15" draw:style-name="gr1" draw:text-style-name="P67" svg:x1="0.4043in" svg:y1="-0.1098in" svg:x2="3.3559in" svg:y2="-0.1098in"><text:p/></draw:line><draw:line text:anchor-type="paragraph" draw:z-index="9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10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11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2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3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31M7S</meta:editing-duration>
    <meta:editing-cycles>1123</meta:editing-cycles>
    <dc:date>2022-12-01T11:01:01.748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